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C70000013B78A8E1E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4.1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4.4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86cm" svg:height="1.905cm" svg:x="2.558cm" svg:y="1.875cm">
          <text:p text:style-name="P1"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064cm" svg:height="1.778cm" svg:x="6.495cm" svg:y="4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4.064cm" svg:height="1.778cm" svg:x="6.496cm" svg:y="4.548cm">
          <text:p text:style-name="P1">Modul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4.064cm" svg:height="1.778cm" svg:x="6.495cm" svg:y="6.96cm">
          <text:p text:style-name="P1">Demodula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3.701cm" svg:y1="3.781cm" svg:x2="6.496cm" svg:y2="5.437cm" draw:start-shape="id1" draw:start-glue-point="4" draw:end-shape="id2" draw:end-glue-point="3" svg:d="M3701 3781v1656h2795" svg:viewBox="0 0 2796 1657">
          <text:p/>
        </draw:connector>
        <draw:connector draw:style-name="gr3" draw:text-style-name="P1" draw:layer="layout" svg:x1="3.701cm" svg:y1="3.781cm" svg:x2="6.495cm" svg:y2="7.849cm" draw:start-shape="id1" draw:start-glue-point="4" draw:end-shape="id3" draw:end-glue-point="3" svg:d="M3701 3781v4068h2794" svg:viewBox="0 0 2795 4069">
          <text:p/>
        </draw:connector>
        <draw:frame draw:style-name="gr4" draw:layer="layout" svg:width="2.86cm" svg:height="0.962cm" svg:x="2.366cm" svg:y="1.045cm">
          <draw:text-box>
            <text:p>Antenna</text:p>
          </draw:text-box>
        </draw:frame>
        <draw:custom-shape draw:style-name="gr2" draw:text-style-name="P1" xml:id="id5" draw:id="id5" draw:layer="layout" svg:width="3.81cm" svg:height="2.159cm" svg:x="19.958cm" svg:y="5.69cm">
          <text:p text:style-name="P1">Packet</text:p>
          <text:p text:style-name="P1">Handl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5.207cm" svg:height="2.159cm" svg:x="11.83cm" svg:y="5.69cm">
          <text:p text:style-name="P1">TXR</text:p>
          <text:p text:style-name="P1">Inte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cm 0.897cm" svg:x1="10.559cm" svg:y1="7.849cm" svg:x2="14.433cm" svg:y2="7.849cm" draw:start-shape="id3" draw:start-glue-point="1" draw:end-shape="id4" draw:end-glue-point="2" svg:d="M10559 7849h635v1397h3239v-1397" svg:viewBox="0 0 3875 1398">
          <text:p/>
        </draw:connector>
        <draw:connector draw:style-name="gr5" draw:text-style-name="P1" draw:layer="layout" draw:line-skew="-1.149cm" svg:x1="14.433cm" svg:y1="5.69cm" svg:x2="10.56cm" svg:y2="5.437cm" draw:start-shape="id4" draw:start-glue-point="0" draw:end-shape="id2" draw:end-glue-point="1" svg:d="M14433 5690v-1651h-3238v1398h-635" svg:viewBox="0 0 3874 1652">
          <text:p/>
        </draw:connector>
        <draw:connector draw:style-name="gr6" draw:text-style-name="P1" draw:layer="layout" svg:x1="17.037cm" svg:y1="6.769cm" svg:x2="19.958cm" svg:y2="6.769cm" draw:start-shape="id4" draw:start-glue-point="1" draw:end-shape="id5" draw:end-glue-point="3" svg:d="M17037 6769h2921" svg:viewBox="0 0 2922 1">
          <text:p/>
        </draw:connector>
        <draw:custom-shape draw:style-name="gr2" draw:text-style-name="P1" xml:id="id6" draw:id="id6" draw:layer="layout" svg:width="5.588cm" svg:height="1.905cm" svg:x="25.419cm" svg:y="5.817cm">
          <text:p text:style-name="P1">Cryp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layout" svg:width="2.413cm" svg:height="1.27cm" svg:x="19.196cm" svg:y="11.405cm">
          <text:p text:style-name="P1">Pow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5.207cm" svg:height="1.651cm" svg:x="33.801cm" svg:y="5.944cm">
          <text:p text:style-name="P1">UART Brid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xml:id="id8" draw:id="id8" draw:layer="layout" svg:width="6.421cm" svg:height="4.445cm" svg:x="41.929cm" svg:y="4.547cm">
          <draw:image xlink:href="Pictures/10000201000001C70000013B78A8E1E5.png" xlink:type="simple" xlink:show="embed" xlink:actuate="onLoad">
            <text:p/>
          </draw:image>
        </draw:frame>
        <draw:connector draw:style-name="gr6" draw:text-style-name="P1" draw:layer="layout" svg:x1="23.768cm" svg:y1="6.769cm" svg:x2="25.419cm" svg:y2="6.769cm" draw:start-shape="id5" draw:start-glue-point="1" draw:end-shape="id6" draw:end-glue-point="3" svg:d="M23768 6769h1651" svg:viewBox="0 0 1652 1">
          <text:p/>
        </draw:connector>
        <draw:connector draw:style-name="gr6" draw:text-style-name="P1" draw:layer="layout" svg:x1="31.007cm" svg:y1="6.769cm" svg:x2="33.801cm" svg:y2="6.769cm" draw:start-shape="id6" draw:start-glue-point="1" draw:end-shape="id7" draw:end-glue-point="3" svg:d="M31007 6769h2794" svg:viewBox="0 0 2795 1">
          <text:p/>
        </draw:connector>
        <draw:connector draw:style-name="gr6" draw:text-style-name="P1" draw:layer="layout" svg:x1="39.008cm" svg:y1="6.769cm" svg:x2="41.929cm" svg:y2="6.769cm" draw:start-shape="id7" draw:start-glue-point="1" draw:end-shape="id8" draw:end-glue-point="3" svg:d="M39008 6769h2921" svg:viewBox="0 0 2922 1">
          <text:p/>
        </draw:connector>
        <draw:frame draw:style-name="gr8" draw:text-style-name="P1" draw:layer="layout" svg:width="2.686cm" svg:height="1.674cm" svg:x="0.889cm" svg:y="4.651cm">
          <draw:text-box>
            <text:p text:style-name="P1">433 MHz</text:p>
          </draw:text-box>
        </draw:frame>
        <draw:connector draw:style-name="gr5" draw:text-style-name="P1" draw:layer="layout" svg:x1="45.139cm" svg:y1="8.992cm" svg:x2="21.609cm" svg:y2="12.04cm" draw:start-shape="id8" draw:start-glue-point="2" draw:end-shape="id9" draw:end-glue-point="1" svg:d="M45139 8992v3048h-23530" svg:viewBox="0 0 23531 3049">
          <text:p/>
        </draw:connector>
        <draw:custom-shape draw:style-name="gr9" draw:text-style-name="P1" draw:layer="layout" svg:width="10.287cm" svg:height="6.858cm" svg:x="5.734cm" svg:y="3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5.875cm" svg:height="6.858cm" svg:x="16.275cm" svg:y="3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4.655cm" svg:height="1.016cm" svg:x="22.225cm" svg:y="2.007cm">
          <draw:text-box>
            <text:p text:style-name="P1">Microcontroller</text:p>
          </draw:text-box>
        </draw:frame>
        <draw:frame draw:style-name="gr11" draw:text-style-name="P1" draw:layer="layout" svg:width="4.934cm" svg:height="1.016cm" svg:x="8.401cm" svg:y="2.134cm">
          <draw:text-box>
            <text:p text:style-name="P1">RF Transceiver</text:p>
          </draw:text-box>
        </draw:frame>
        <draw:frame draw:style-name="gr12" draw:layer="layout" svg:width="5.98cm" svg:height="0.962cm" svg:x="30.245cm" svg:y="11.151cm">
          <draw:text-box>
            <text:p>500 mA @ 5V MAX</text:p>
          </draw:text-box>
        </draw:frame>
        <draw:frame draw:style-name="gr13" draw:layer="layout" svg:width="2.686cm" svg:height="0.962cm" svg:x="17.399cm" svg:y="5.944cm">
          <draw:text-box>
            <text:p>Custom</text:p>
          </draw:text-box>
        </draw:frame>
        <draw:frame draw:style-name="gr14" draw:layer="layout" svg:width="2.119cm" svg:height="0.962cm" svg:x="31.261cm" svg:y="5.871cm">
          <draw:text-box>
            <text:p>Serial</text:p>
          </draw:text-box>
        </draw:frame>
        <draw:frame draw:style-name="gr15" draw:layer="layout" svg:width="1.806cm" svg:height="0.962cm" svg:x="39.516cm" svg:y="5.944cm">
          <draw:text-box>
            <text:p>US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1.27cm" fo:margin-right="1.27cm" fo:page-width="49.53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rick Lloyd</meta:initial-creator>
    <meta:creation-date>2014-08-28T22:03:59.207879465</meta:creation-date>
    <dc:date>2014-09-28T20:28:05.993000000</dc:date>
    <meta:editing-duration>PT39M42S</meta:editing-duration>
    <meta:editing-cycles>3</meta:editing-cycles>
    <meta:generator>LibreOffice/4.3.1.2$Windows_x86 LibreOffice_project/958349dc3b25111dbca392fbc281a05559ef6848</meta:generator>
    <meta:document-statistic meta:object-count="29"/>
  </office:meta>
</office:document-meta>
</file>